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1f45b" officeooo:paragraph-rsid="0001f45b"/>
    </style:style>
    <style:style style:name="P2" style:family="paragraph" style:parent-style-name="Standard">
      <style:text-properties officeooo:rsid="00012803" officeooo:paragraph-rsid="00012803"/>
    </style:style>
    <style:style style:name="P3" style:family="paragraph" style:parent-style-name="Standard">
      <style:paragraph-properties fo:text-align="center" style:justify-single-word="false"/>
      <style:text-properties officeooo:rsid="00012803" officeooo:paragraph-rsid="00012803" fo:background-color="#fff200"/>
    </style:style>
    <style:style style:name="P4" style:family="paragraph" style:parent-style-name="Standard">
      <style:text-properties officeooo:rsid="0001f45b" officeooo:paragraph-rsid="0001f45b"/>
    </style:style>
    <style:style style:name="P5" style:family="paragraph" style:parent-style-name="Standard">
      <style:text-properties officeooo:paragraph-rsid="00012803"/>
    </style:style>
    <style:style style:name="P6" style:family="paragraph" style:parent-style-name="Standard">
      <style:text-properties officeooo:rsid="0002c5da" officeooo:paragraph-rsid="0002c5da"/>
    </style:style>
    <style:style style:name="T1" style:family="text">
      <style:text-properties officeooo:rsid="00012803"/>
    </style:style>
    <style:style style:name="T2" style:family="text">
      <style:text-properties officeooo:rsid="0001f45b"/>
    </style:style>
    <style:style style:name="T3" style:family="text">
      <style:text-properties officeooo:rsid="000204c9"/>
    </style:style>
    <style:style style:name="T4" style:family="text">
      <style:text-properties officeooo:rsid="0002c5da"/>
    </style:style>
    <style:style style:name="T5"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 BD Rhapsody analysis</text:p>
      <text:p text:style-name="P2">1.11</text:p>
      <text:p text:style-name="P2">SAM containing alignment information</text:p>
      <text:p text:style-name="P2">BD Rhapsody multi omics analysis</text:p>
      <text:p text:style-name="P4">INPUT</text:p>
      <text:p text:style-name="P2">4 pair of reads:</text:p>
      <text:p text:style-name="P2"/>
      <text:p text:style-name="P2">BCR: <text:span text:style-name="T2">B- cell receptors, consist of two parts: intracellullar signaling component and immunoglobulin receptor (Ig)</text:span></text:p>
      <text:p text:style-name="P2">ST: <text:span text:style-name="T4">Sequence typing? </text:span></text:p>
      <text:p text:style-name="P5"><text:span text:style-name="T1">WTA: </text:span><text:span text:style-name="T5">Whole Transcriptome Amplification Sequencing</text:span></text:p>
      <text:p text:style-name="P6">Abseq: <text:span text:style-name="T2">AbSeq is a technology that combines antibody sequencing with single-cell sequencing to analyze the antibody repertoire in individual cells. It allows the characterization of antibody genes and their expression in single cells, providing insight into the diversity and specificity of the immune response.</text:span></text:p>
      <text:p text:style-name="P6"/>
      <text:p text:style-name="P4">Reference_genome</text:p>
      <text:p text:style-name="P4">Ab_seq panel: <text:span text:style-name="T3">contains the antibodies used in the experiment</text:span></text:p>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31T10:02:50.709248277</meta:creation-date>
    <dc:date>2023-01-31T10:55:58.629377072</dc:date>
    <meta:editing-duration>PT2M27S</meta:editing-duration>
    <meta:editing-cycles>1</meta:editing-cycles>
    <meta:document-statistic meta:table-count="0" meta:image-count="0" meta:object-count="0" meta:page-count="1" meta:paragraph-count="12" meta:word-count="96" meta:character-count="689" meta:non-whitespace-character-count="604"/>
    <meta:generator>LibreOffice/6.0.7.3$Linux_X86_64 LibreOffice_project/00m0$Build-3</meta:generator>
  </office:meta>
</office:document-meta>
</file>